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7.39cm" fo:min-width="7.285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5.872cm" fo:min-width="0cm"/>
    </style:style>
    <style:style style:name="gr3" style:family="graphic" style:parent-style-name="standard">
      <style:graphic-properties draw:stroke="none" svg:stroke-color="#000000" draw:fill="none" draw:fill-color="#ffffff" fo:min-height="0.82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2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85cm" svg:height="7.64cm" svg:x="7.096cm" svg:y="8.2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68cm" svg:height="7.642cm" svg:x="15.461cm" svg:y="7.95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0.403cm" svg:height="1.071cm" svg:x="15.71cm" svg:y="11.255cm">
          <draw:text-box>
            <text:p>a</text:p>
          </draw:text-box>
        </draw:frame>
        <draw:line draw:style-name="gr4" draw:text-style-name="P3" draw:layer="layout" svg:x1="11.099cm" svg:y1="16.876cm" svg:x2="11.099cm" svg:y2="6.969cm">
          <text:p/>
        </draw:line>
        <draw:line draw:style-name="gr4" draw:text-style-name="P3" draw:layer="layout" svg:x1="6.468cm" svg:y1="12.033cm" svg:x2="15.289cm" svg:y2="12.033cm">
          <text:p/>
        </draw:line>
        <draw:frame draw:style-name="gr5" draw:text-style-name="P2" draw:layer="layout" svg:width="0.403cm" svg:height="1.072cm" svg:x="11.166cm" svg:y="6.969cm">
          <draw:text-box>
            <text:p>z</text:p>
          </draw:text-box>
        </draw:frame>
        <draw:frame draw:style-name="gr5" draw:text-style-name="P2" draw:layer="layout" svg:width="0.537cm" svg:height="1.072cm" svg:x="6.334cm" svg:y="11.133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3:46:22.551483717</meta:creation-date>
    <dc:date>2020-04-22T14:16:37.127792674</dc:date>
    <meta:editing-duration>PT20M15S</meta:editing-duration>
    <meta:editing-cycles>4</meta:editing-cycles>
    <meta:generator>LibreOffice/6.0.7.3$Linux_X86_64 LibreOffice_project/00m0$Build-3</meta:generator>
    <meta:document-statistic meta:object-count="7"/>
  </office:meta>
</office:document-meta>
</file>